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1.954cm" fo:min-width="2.334cm" fo:padding-top="0.14cm" fo:padding-bottom="0.14cm" fo:padding-left="0.265cm" fo:padding-right="0.26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1.924cm" fo:min-width="2.304cm" fo:padding-top="0.14cm" fo:padding-bottom="0.14cm" fo:padding-left="0.265cm" fo:padding-right="0.26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draw:stroke="dash" draw:stroke-dash="Double_20_Dash_20__28_Rounded_29_" svg:stroke-width="0.03cm" svg:stroke-color="#000000" draw:marker-start-width="0.25cm" draw:marker-end="" draw:marker-end-width="0.2cm" svg:stroke-linecap="round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color="#000000" draw:fill="none" draw:textarea-vertical-align="middle" loext:decorative="false"/>
    </style:style>
    <style:style style:name="gr10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 loext:decorative="false"/>
    </style:style>
    <style:style style:name="gr13" style:family="graphic" style:parent-style-name="objectwithoutfill">
      <style:graphic-properties svg:stroke-width="0.03cm" svg:stroke-color="#000000" draw:marker-start-width="0.295cm" draw:marker-end="Linienspitzen_20_4" draw:marker-end-width="0.245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2.654cm" fo:min-width="2.278cm" fo:padding-top="0.14cm" fo:padding-bottom="0.14cm" fo:padding-left="0.265cm" fo:padding-right="0.26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2.644cm" fo:min-width="2.268cm" fo:padding-top="0.14cm" fo:padding-bottom="0.14cm" fo:padding-left="0.265cm" fo:padding-right="0.26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solid" draw:stroke-dash="Double_20_Dash_20__28_Rounded_29_" svg:stroke-width="0.03cm" svg:stroke-color="#000000" draw:marker-start-width="0.25cm" draw:marker-end="Linienspitzen_20_3" draw:marker-end-width="0.2cm" svg:stroke-linecap="round" draw:fill="none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svg:title>TexMaths</svg:title>
          <svg:desc>12§latex§$\alpha$§svg§600§TRUE§</svg:desc>
          <draw:g draw:style-name="gr2">
            <draw:path draw:style-name="gr3" draw:text-style-name="P1" draw:layer="layout" svg:width="0.233cm" svg:height="0.187cm" svg:x="1.6cm" svg:y="5.885cm" svg:viewBox="0 0 234 188" svg:d="M181 86c0-66-38-86-69-86-57 0-112 59-112 118 0 38 25 70 68 70 26 0 56-10 87-35 6 22 19 35 38 35 23 0 35-23 35-30 0-2-2-3-5-3-2 0-3 1-5 3-8 20-22 20-23 20-14 0-14-32-14-41 0-10 0-10 5-14 40-50 32-65 48-98 0-1 0-5-5-5s-5 1-6 9c-8 26-21 58-42 82 0-9 0-17 0-25zM154 143c-37 31-69 35-86 35-25 0-37-17-37-45 0-20 11-64 24-85 20-31 42-38 57-38 41 0 41 53 41 86 0 15 0 40 1 47z">
              <text:p/>
            </draw:path>
          </draw:g>
        </draw:g>
        <draw:custom-shape draw:style-name="gr4" draw:text-style-name="P2" draw:layer="layout" svg:width="4.5cm" svg:height="3.5cm" svg:x="1.4cm" svg:y="4.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4.5cm" svg:height="3.5cm" svg:x="2.901cm" svg:y="3.15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2.52cm" svg:y1="4.64cm" svg:x2="4.02cm" svg:y2="3.14cm">
          <text:p/>
        </draw:line>
        <draw:line draw:style-name="gr6" draw:text-style-name="P3" draw:layer="layout" svg:x1="5.9cm" svg:y1="4.65cm" svg:x2="7.4cm" svg:y2="3.15cm">
          <text:p/>
        </draw:line>
        <draw:line draw:style-name="gr6" draw:text-style-name="P3" draw:layer="layout" svg:x1="4.78cm" svg:y1="8.15cm" svg:x2="6.28cm" svg:y2="6.65cm">
          <text:p/>
        </draw:line>
        <draw:line draw:style-name="gr6" draw:text-style-name="P3" draw:layer="layout" svg:x1="1.4cm" svg:y1="8.15cm" svg:x2="2.9cm" svg:y2="6.65cm">
          <text:p/>
        </draw:line>
        <draw:line draw:style-name="gr7" draw:text-style-name="P3" draw:layer="layout" svg:x1="1.4cm" svg:y1="8.15cm" svg:x2="1.4cm" svg:y2="4.7cm">
          <text:p/>
        </draw:line>
        <draw:line draw:style-name="gr8" draw:text-style-name="P3" draw:layer="layout" svg:x1="2.9cm" svg:y1="6.65cm" svg:x2="2.9cm" svg:y2="3.2cm">
          <text:p/>
        </draw:line>
        <draw:line draw:style-name="gr8" draw:text-style-name="P3" draw:layer="layout" svg:x1="6.28cm" svg:y1="6.65cm" svg:x2="6.28cm" svg:y2="3.2cm">
          <text:p/>
        </draw:line>
        <draw:line draw:style-name="gr8" draw:text-style-name="P3" draw:layer="layout" svg:x1="4.78cm" svg:y1="8.15cm" svg:x2="4.78cm" svg:y2="4.7cm">
          <text:p/>
        </draw:line>
        <draw:line draw:style-name="gr8" draw:text-style-name="P3" draw:layer="layout" svg:x1="1.4cm" svg:y1="4.7cm" svg:x2="2.9cm" svg:y2="3.2cm">
          <text:p/>
        </draw:line>
        <draw:line draw:style-name="gr8" draw:text-style-name="P3" draw:layer="layout" svg:x1="4.78cm" svg:y1="4.7cm" svg:x2="6.28cm" svg:y2="3.2cm">
          <text:p/>
        </draw:line>
        <draw:line draw:style-name="gr8" draw:text-style-name="P3" draw:layer="layout" svg:x1="1.4cm" svg:y1="4.7cm" svg:x2="4.8cm" svg:y2="4.7cm">
          <text:p/>
        </draw:line>
        <draw:line draw:style-name="gr8" draw:text-style-name="P3" draw:layer="layout" svg:x1="2.9cm" svg:y1="3.2cm" svg:x2="6.3cm" svg:y2="3.2cm">
          <text:p/>
        </draw:line>
        <draw:path draw:style-name="gr9" draw:text-style-name="P3" draw:layer="layout" svg:width="0.799cm" svg:height="0.199cm" svg:x="1.4cm" svg:y="5.4cm" svg:viewBox="0 0 800 200" svg:d="M0 0c400 0 800 200 800 200">
          <text:p/>
        </draw:path>
        <draw:g draw:style-name="gr1">
          <svg:title>TexMaths</svg:title>
          <svg:desc>12§latex§$\vec{A} = \vec{a}\times\vec{b}$§svg§600§TRUE§</svg:desc>
          <draw:g draw:style-name="gr2">
            <draw:path draw:style-name="gr3" draw:text-style-name="P1" draw:layer="layout" svg:width="0.186cm" svg:height="0.082cm" svg:x="4.091cm" svg:y="2.394cm" svg:viewBox="0 0 187 83" svg:d="M150 50c-6 5-20 17-20 24 0 5 4 9 8 9 5 0 6-3 8-5 5-6 15-18 34-28 2-1 7-3 7-8s-3-7-6-9c-9-7-14-14-17-23-1-5-4-10-9-10-6 0-9 5-9 8s4 16 11 25c-47 0-94 0-141 0-8 0-16 0-16 9 0 8 8 8 16 8 44 0 89 0 134 0z">
              <text:p/>
            </draw:path>
            <draw:path draw:style-name="gr3" draw:text-style-name="P1" draw:layer="layout" svg:width="0.288cm" svg:height="0.299cm" svg:x="3.951cm" svg:y="2.499cm" svg:viewBox="0 0 289 300" svg:d="M61 252c-17 28-33 34-53 35-4 1-8 1-8 8 0 3 2 5 6 5 11 0 24-1 36-1 13 0 29 1 42 1 2 0 8 0 8-8 0-4-4-5-7-5-9 0-20-4-20-14 0-5 3-10 6-16 11-18 21-36 32-54 35 0 71 0 106 0 1 9 7 66 7 71 0 12-22 13-31 13-5 0-10 0-10 8 0 5 5 5 6 5 17 0 35-1 53-1 11 0 37 1 48 1 2 0 7 0 7-8 0-5-5-5-10-5-26 0-26-2-27-14-9-88-17-176-25-263-1-9-1-10-9-10-7 0-8 2-10 7-49 82-98 164-147 245zM112 190c27-46 55-92 82-139 5 47 9 93 14 139-32 0-64 0-96 0z">
              <text:p/>
            </draw:path>
            <draw:path draw:style-name="gr3" draw:text-style-name="P1" draw:layer="layout" svg:width="0.28cm" svg:height="0.097cm" svg:x="4.392cm" svg:y="2.645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3" draw:text-style-name="P1" draw:layer="layout" svg:width="0.186cm" svg:height="0.082cm" svg:x="4.864cm" svg:y="2.5cm" svg:viewBox="0 0 187 83" svg:d="M150 49c-6 6-20 18-20 25 0 5 4 9 8 9s6-3 8-5c5-7 15-19 34-28 2-2 7-3 7-9 0-4-3-6-6-9-9-6-14-13-18-24 0-3-2-8-8-8s-9 5-9 8 4 16 11 24c-47 0-95 0-143 0-7 0-14 0-14 9 0 8 7 8 14 8 46 0 91 0 136 0z">
              <text:p/>
            </draw:path>
            <draw:path draw:style-name="gr3" draw:text-style-name="P1" draw:layer="layout" svg:width="0.192cm" svg:height="0.189cm" svg:x="4.83cm" svg:y="2.614cm" svg:viewBox="0 0 193 190" svg:d="M140 28c-7-16-19-28-38-28-49 0-102 62-102 123 0 40 24 67 56 67 9 0 30-1 56-31 2 17 18 31 38 31 14 0 24-9 31-23 7-15 12-40 12-41 0-5-3-5-5-5-4 0-4 2-6 8-7 28-14 52-32 52-11 0-12-11-12-20s0-12 5-31c5-18 6-21 9-37 6-20 11-40 16-60 2-10 2-11 2-13 0-7-4-12-12-12-9 0-16 10-18 20zM113 135c-1 9-1 9-9 16-18 24-34 30-46 30-22 0-28-23-28-40 0-20 13-72 24-92 12-24 31-39 48-39 28 0 34 34 34 37 0 2-2 4-2 7-7 27-14 54-21 81z">
              <text:p/>
            </draw:path>
            <draw:path draw:style-name="gr3" draw:text-style-name="P1" draw:layer="layout" svg:width="0.203cm" svg:height="0.201cm" svg:x="5.191cm" svg:y="2.594cm" svg:viewBox="0 0 204 202" svg:d="M102 90c-28-28-56-56-84-84-5-5-6-6-10-6-3 0-8 4-8 8 0 3 1 4 6 9 28 28 56 56 84 83-28 29-56 57-84 85-5 5-6 6-6 9 0 5 5 8 8 8 4 0 5-1 10-6 28-28 56-56 84-84 29 30 58 59 88 88 2 1 3 2 6 2 4 0 8-3 8-8 0-1 0-3-1-5 0-1-67-67-89-89 26-25 52-51 78-76 1-2 8-7 10-11 1 0 2-2 2-5 0-4-4-8-8-8s-5 1-10 6c-28 28-56 56-84 84z">
              <text:p/>
            </draw:path>
            <draw:path draw:style-name="gr3" draw:text-style-name="P1" draw:layer="layout" svg:width="0.186cm" svg:height="0.082cm" svg:x="5.58cm" svg:y="2.389cm" svg:viewBox="0 0 187 83" svg:d="M150 50c-6 5-19 17-19 24 0 5 3 9 8 9 4 0 6-3 7-5 6-6 16-18 34-28 2-1 7-3 7-8s-2-7-6-9c-9-7-14-14-17-23-1-4-2-10-8-10s-8 6-8 8c0 3 2 16 9 25-47 0-94 0-141 0-8 0-16 0-16 9 0 8 8 8 16 8 44 0 89 0 134 0z">
              <text:p/>
            </draw:path>
            <draw:path draw:style-name="gr3" draw:text-style-name="P1" draw:layer="layout" svg:width="0.155cm" svg:height="0.294cm" svg:x="5.57cm" svg:y="2.509cm" svg:viewBox="0 0 156 295" svg:d="M82 4c-2-2 0-4-6-4-10 0-40 2-51 4-3 0-8 1-8 8 0 5 3 5 9 5 21 0 22 3 22 7s-4 18-6 26c-12 46-23 91-35 137-5 21-7 28-7 43 0 39 23 65 54 65 50 0 102-62 102-123 0-38-23-67-56-67-20 0-38 12-50 25 11-42 21-84 32-126zM42 163c2-10 2-10 6-15 20-27 40-33 50-33 16 0 27 12 27 39 0 24-13 73-21 89-14 28-33 43-50 43-14 0-28-11-28-42 0-8 0-16 6-43 4-13 7-26 10-38z">
              <text:p/>
            </draw:path>
          </draw:g>
        </draw:g>
        <draw:line draw:style-name="gr10" draw:text-style-name="P3" draw:layer="layout" svg:x1="6.7cm" svg:y1="3.95cm" svg:x2="9.2cm" svg:y2="3.95cm">
          <text:p/>
        </draw:line>
        <draw:g draw:style-name="gr1">
          <svg:title>TexMaths</svg:title>
          <svg:desc>12§latex§$\vec{F}_{A}$§svg§600§TRUE§</svg:desc>
          <draw:g draw:style-name="gr2">
            <draw:path draw:style-name="gr3" draw:text-style-name="P1" draw:layer="layout" svg:width="0.185cm" svg:height="0.083cm" svg:x="8.026cm" svg:y="3.391cm" svg:viewBox="0 0 186 84" svg:d="M150 50c-6 5-21 17-21 25 0 4 5 9 9 9 3 0 6-4 8-6 5-6 14-18 34-28 2-1 6-3 6-8s-3-6-5-8c-10-6-15-15-18-24 0-4-3-10-9-10s-8 6-8 10c0 1 4 15 11 24-47 0-94 0-141 0-8 0-16 0-16 8s8 8 16 8c44 0 89 0 134 0z">
              <text:p/>
            </draw:path>
            <draw:path draw:style-name="gr3" draw:text-style-name="P1" draw:layer="layout" svg:width="0.297cm" svg:height="0.284cm" svg:x="7.904cm" svg:y="3.512cm" svg:viewBox="0 0 298 285" svg:d="M111 148c14 0 27 0 41 0 31 0 35 8 35 20 0 2 0 8-3 20-1 2-1 3-1 5 0 3 3 4 5 4 4 0 4-1 6-8 8-30 15-61 23-91 1-5 1-6 1-7s-1-5-5-5-5 3-6 10c-8 32-19 39-54 39-13 0-25 0-38 0 9-35 17-71 26-106 4-15 5-16 23-16s37 0 55 0c53 0 62 13 62 46 0 9 0 12-1 22-1 6-1 6-1 8s1 6 5 6c5 0 5-3 6-11 3-25 5-49 8-73 1-11-1-11-12-11-68 0-136 0-205 0-8 0-13 0-13 8 0 5 4 5 12 5 16 0 28 0 28 7 0 2 0 3-3 10-18 74-36 148-55 222-5 17-5 20-38 20-7 0-12 0-12 8 0 5 5 5 6 5 13 0 44-1 56-1 13 0 48 1 63 1 3 0 8 0 8-7 0-4-2-4-2-5-2-1-3-1-12-1s-11 0-22 0c-12-2-13-4-13-9 0-1 0-3 1-9 9-35 18-71 26-106z">
              <text:p/>
            </draw:path>
            <draw:path draw:style-name="gr3" draw:text-style-name="P1" draw:layer="layout" svg:width="0.22cm" svg:height="0.208cm" svg:x="8.175cm" svg:y="3.651cm" svg:viewBox="0 0 221 209" svg:d="M44 174c-10 16-20 23-37 25-3 0-7 0-7 6 0 3 2 4 5 4 7 0 17-1 25-1 10 0 21 1 30 1 1 0 6 0 6-7 0-3-4-3-5-3-2 0-13-2-13-9 0-3 2-9 5-12 7-12 15-24 22-36 28 0 56 0 84 0 3 17 5 33 7 49-1 3-2 8-20 8-4 0-7 0-7 6 0 1 1 4 5 4 8 0 28-1 37-1 6 0 13 0 18 0s11 1 17 1c3 0 5-2 5-6s-3-4-8-4c-17 0-18-3-19-10-8-60-17-120-25-181-1-6-1-8-7-8s-8 2-10 6c-36 56-72 112-108 168zM83 132c20-32 41-64 62-96 4 32 9 64 13 96-25 0-50 0-75 0z">
              <text:p/>
            </draw:path>
          </draw:g>
        </draw:g>
        <draw:frame draw:style-name="gr11" draw:text-style-name="P4" draw:layer="layout" svg:width="1.25cm" svg:height="0.725cm" svg:x="1.1cm" svg:y="8.65cm">
          <draw:text-box>
            <text:p><text:span text:style-name="T1">(a)</text:span></text:p>
          </draw:text-box>
        </draw:frame>
        <draw:g draw:style-name="gr1">
          <svg:title>TexMaths</svg:title>
          <svg:desc>12§latex§$\Delta\vec{\ell}$§svg§600§TRUE§</svg:desc>
          <draw:g draw:style-name="gr2">
            <draw:path draw:style-name="gr3" draw:text-style-name="P1" draw:layer="layout" svg:width="0.31cm" svg:height="0.3cm" svg:x="5.252cm" svg:y="4.3cm" svg:viewBox="0 0 311 301" svg:d="M167 7c-4-5-4-7-11-7s-8 2-11 7c-47 95-95 190-143 286-2 3-2 3-2 4 0 4 2 4 10 4 97 0 194 0 291 0 8 0 10 0 10-4 0-1 0-1-2-4-48-96-95-191-142-286zM142 42c38 75 76 151 114 227-76 0-152 0-227 0 37-76 75-152 113-227z">
              <text:p/>
            </draw:path>
            <draw:path draw:style-name="gr3" draw:text-style-name="P1" draw:layer="layout" svg:width="0.186cm" svg:height="0.083cm" svg:x="5.657cm" svg:y="4.19cm" svg:viewBox="0 0 187 84" svg:d="M150 50c-6 5-20 17-20 26 0 3 4 8 8 8 5 0 6-4 8-6 5-6 15-18 34-28 3-1 7-3 7-8s-3-6-6-8c-9-6-14-15-18-24 0-4-3-10-8-10s-9 6-9 10c0 1 4 14 11 24-47 0-94 0-141 0-8 0-16 0-16 8s8 8 16 8c44 0 89 0 134 0z">
              <text:p/>
            </draw:path>
            <draw:path draw:style-name="gr3" draw:text-style-name="P1" draw:layer="layout" svg:width="0.162cm" svg:height="0.3cm" svg:x="5.588cm" svg:y="4.305cm" svg:viewBox="0 0 163 301" svg:d="M2 254c-1 1-2 3-2 4 0 2 2 6 5 6 2 0 3-1 15-13 4-3 12-11 15-15 5 34 17 65 48 65 17 0 31-10 39-16 6-4 27-21 27-25 0-1-1-5-5-5-1 0-2 0-6 4-26 26-42 32-55 32-18 0-25-21-25-54 0-3 1-22 2-24 0-1 0-2 10-10 33-34 93-106 93-171 0-7 0-32-25-32-35 0-66 70-71 79-19 46-32 95-32 144-11 10-22 21-33 31zM62 195c0-4 18-98 42-147 12-23 21-40 34-40 15 0 15 16 15 23 0 70-71 143-91 164z">
              <text:p/>
            </draw:path>
          </draw:g>
        </draw:g>
        <draw:g draw:style-name="gr1">
          <svg:title>TexMaths</svg:title>
          <svg:desc>12§latex§$\vec{\ell}$§svg§600§TRUE§</svg:desc>
          <draw:g draw:style-name="gr2">
            <draw:path draw:style-name="gr3" draw:text-style-name="P1" draw:layer="layout" svg:width="0.184cm" svg:height="0.083cm" svg:x="0.722cm" svg:y="5.991cm" svg:viewBox="0 0 185 84" svg:d="M148 50c-6 5-20 17-20 25 0 4 4 9 8 9 5 0 6-4 8-6 5-6 15-18 34-28 2-1 7-3 7-8s-4-6-6-9c-10-5-14-14-17-23-1-4-3-10-8-10s-8 6-8 10c0 1 2 14 9 23-47 0-94 0-141 0-7 0-14 0-14 9 0 8 7 8 14 8 45 0 89 0 134 0z">
              <text:p/>
            </draw:path>
            <draw:path draw:style-name="gr3" draw:text-style-name="P1" draw:layer="layout" svg:width="0.161cm" svg:height="0.299cm" svg:x="0.653cm" svg:y="6.106cm" svg:viewBox="0 0 162 300" svg:d="M2 254c-1 1-2 2-2 3 0 3 2 6 5 6 2 0 3-1 15-13 4-2 12-11 16-14 3 33 15 64 46 64 17 0 31-9 41-15 5-5 25-22 25-25 0-2-1-5-5-5-1 0-2 0-6 3-26 27-42 33-53 33-20 0-27-22-27-54 0-4 1-23 3-24 1-1 1-2 9-11 34-33 93-105 93-170 0-7 0-32-25-32-34 0-65 69-69 79-20 45-33 94-33 143-11 11-22 21-33 32zM62 195c0-5 18-98 42-147 12-23 20-40 34-40s14 16 14 23c0 69-70 142-90 164z">
              <text:p/>
            </draw:path>
          </draw:g>
        </draw:g>
        <draw:line draw:style-name="gr10" draw:text-style-name="P3" draw:layer="layout" svg:x1="3.843cm" svg:y1="3.95cm" svg:x2="3.843cm" svg:y2="2.05cm">
          <text:p/>
        </draw:line>
        <draw:g draw:style-name="gr2">
          <draw:line draw:style-name="gr12" draw:text-style-name="P3" draw:layer="layout" svg:x1="1.4cm" svg:y1="8.15cm" svg:x2="6.25cm" svg:y2="6.65cm">
            <text:p/>
          </draw:line>
          <draw:line draw:style-name="gr12" draw:text-style-name="P3" draw:layer="layout" svg:x1="2.9cm" svg:y1="6.65cm" svg:x2="4.8cm" svg:y2="8.15cm">
            <text:p/>
          </draw:line>
        </draw:g>
        <draw:line draw:style-name="gr13" draw:text-style-name="P3" draw:layer="layout" svg:x1="1.4cm" svg:y1="8.4cm" svg:x2="4.75cm" svg:y2="8.4cm">
          <text:p/>
        </draw:line>
        <draw:g draw:style-name="gr1">
          <svg:title>TexMaths</svg:title>
          <svg:desc>12§latex§$\vec{a}$§svg§600§TRUE§</svg:desc>
          <draw:g draw:style-name="gr2">
            <draw:path draw:style-name="gr3" draw:text-style-name="P1" draw:layer="layout" svg:width="0.184cm" svg:height="0.082cm" svg:x="2.988cm" svg:y="8.594cm" svg:viewBox="0 0 185 83" svg:d="M148 50c-6 5-19 17-19 24 0 5 3 9 8 9 4 0 6-3 7-5 6-6 16-18 34-28 2-1 7-3 7-8s-3-7-6-8c-10-8-13-15-17-24-1-4-2-10-8-10s-9 6-9 8c0 3 4 16 10 26-47 0-94 0-141 0-7 0-14 0-14 8s7 8 14 8c45 0 89 0 134 0z">
              <text:p/>
            </draw:path>
            <draw:path draw:style-name="gr3" draw:text-style-name="P1" draw:layer="layout" svg:width="0.19cm" svg:height="0.189cm" svg:x="2.955cm" svg:y="8.708cm" svg:viewBox="0 0 191 190" svg:d="M139 28c-8-16-20-28-39-28-49 0-100 62-100 123 0 40 23 67 56 67 8 0 29-1 54-31 3 17 17 31 38 31 14 0 24-9 31-22 7-16 12-41 12-42 0-4-4-4-5-4-4 0-5 1-6 7-7 28-14 52-31 52-12 0-13-11-13-19 0-10 1-12 6-32 5-16 5-21 8-37 5-19 10-39 16-58 3-12 3-13 3-15 0-7-6-12-13-12-9 0-15 10-17 20zM112 135c-2 9-2 9-8 16-19 24-36 30-48 30-20 0-26-23-26-40 0-20 13-72 22-91 14-25 33-40 49-40 28 0 32 34 32 37 0 2 0 4-1 7-7 27-13 54-20 81z">
              <text:p/>
            </draw:path>
          </draw:g>
        </draw:g>
        <draw:g draw:style-name="gr2">
          <draw:line draw:style-name="gr12" draw:text-style-name="P3" draw:layer="layout" svg:x1="1.4cm" svg:y1="4.7cm" svg:x2="6.25cm" svg:y2="3.2cm">
            <text:p/>
          </draw:line>
          <draw:line draw:style-name="gr12" draw:text-style-name="P3" draw:layer="layout" svg:x1="2.9cm" svg:y1="3.2cm" svg:x2="4.8cm" svg:y2="4.7cm">
            <text:p/>
          </draw:line>
        </draw:g>
        <draw:custom-shape draw:style-name="gr14" draw:text-style-name="P2" draw:layer="layout" svg:width="3.35cm" svg:height="3.5cm" svg:x="11.1cm" svg:y="4.651cm">
          <text:p/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3.35cm" svg:height="3.5cm" svg:x="12.601cm" svg:y="3.152cm">
          <text:p/>
          <draw:enhanced-geometry svg:viewBox="0 0 21600 21600" draw:glue-points="?f6 0 10800 ?f8 ?f11 10800 ?f9 21600 10800 ?f10 ?f5 10800" draw:text-areas="?f3 ?f3 ?f4 ?f4" draw:type="parallelogram" draw:modifiers="71.98400355476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11.12cm" svg:y1="4.641cm" svg:x2="12.62cm" svg:y2="3.141cm">
          <text:p/>
        </draw:line>
        <draw:line draw:style-name="gr6" draw:text-style-name="P3" draw:layer="layout" svg:x1="14.45cm" svg:y1="4.651cm" svg:x2="15.95cm" svg:y2="3.151cm">
          <text:p/>
        </draw:line>
        <draw:line draw:style-name="gr6" draw:text-style-name="P3" draw:layer="layout" svg:x1="14.45cm" svg:y1="8.151cm" svg:x2="15.95cm" svg:y2="6.651cm">
          <text:p/>
        </draw:line>
        <draw:line draw:style-name="gr6" draw:text-style-name="P3" draw:layer="layout" svg:x1="11.1cm" svg:y1="8.151cm" svg:x2="12.6cm" svg:y2="6.651cm">
          <text:p/>
        </draw:line>
        <draw:line draw:style-name="gr7" draw:text-style-name="P3" draw:layer="layout" svg:x1="11.1cm" svg:y1="4.651cm" svg:x2="11.1cm" svg:y2="3.701cm">
          <text:p/>
        </draw:line>
        <draw:line draw:style-name="gr8" draw:text-style-name="P3" draw:layer="layout" svg:x1="12.6cm" svg:y1="3.251cm" svg:x2="12.6cm" svg:y2="2.301cm">
          <text:p/>
        </draw:line>
        <draw:line draw:style-name="gr8" draw:text-style-name="P3" draw:layer="layout" svg:x1="11.1cm" svg:y1="3.801cm" svg:x2="12.6cm" svg:y2="2.301cm">
          <text:p/>
        </draw:line>
        <draw:line draw:style-name="gr8" draw:text-style-name="P3" draw:layer="layout" svg:x1="14.45cm" svg:y1="3.801cm" svg:x2="15.95cm" svg:y2="2.301cm">
          <text:p/>
        </draw:line>
        <draw:line draw:style-name="gr8" draw:text-style-name="P3" draw:layer="layout" svg:x1="11.1cm" svg:y1="3.801cm" svg:x2="14.4cm" svg:y2="3.801cm">
          <text:p/>
        </draw:line>
        <draw:line draw:style-name="gr8" draw:text-style-name="P3" draw:layer="layout" svg:x1="12.6cm" svg:y1="2.301cm" svg:x2="15.9cm" svg:y2="2.301cm">
          <text:p/>
        </draw:line>
        <draw:g draw:style-name="gr1">
          <svg:title>TexMaths</svg:title>
          <svg:desc>12§latex§$\vec{A} = \vec{a}\times\vec{b}$§svg§600§TRUE§</svg:desc>
          <draw:g draw:style-name="gr2">
            <draw:path draw:style-name="gr3" draw:text-style-name="P1" draw:layer="layout" svg:width="0.186cm" svg:height="0.082cm" svg:x="15.492cm" svg:y="1.595cm" svg:viewBox="0 0 187 83" svg:d="M150 50c-6 5-20 17-20 24 0 5 4 9 8 9 5 0 6-3 8-5 5-6 15-18 34-28 2-1 7-3 7-8s-3-7-6-9c-9-7-14-14-17-23-1-5-4-10-9-10-6 0-9 5-9 8s4 16 11 25c-47 0-94 0-141 0-8 0-16 0-16 9 0 8 8 8 16 8 44 0 89 0 134 0z">
              <text:p/>
            </draw:path>
            <draw:path draw:style-name="gr3" draw:text-style-name="P1" draw:layer="layout" svg:width="0.288cm" svg:height="0.299cm" svg:x="15.352cm" svg:y="1.7cm" svg:viewBox="0 0 289 300" svg:d="M61 252c-17 28-33 34-53 35-4 1-8 1-8 8 0 3 2 5 6 5 11 0 24-1 36-1 13 0 29 1 42 1 2 0 8 0 8-8 0-4-4-5-7-5-9 0-20-4-20-14 0-5 3-10 6-16 11-18 21-36 32-54 35 0 71 0 106 0 1 9 7 66 7 71 0 12-22 13-31 13-5 0-10 0-10 8 0 5 5 5 6 5 17 0 35-1 53-1 11 0 37 1 48 1 2 0 7 0 7-8 0-5-5-5-10-5-26 0-26-2-27-14-9-88-17-176-25-263-1-9-1-10-9-10-7 0-8 2-10 7-49 82-98 164-147 245zM112 190c27-46 55-92 82-139 5 47 9 93 14 139-32 0-64 0-96 0z">
              <text:p/>
            </draw:path>
            <draw:path draw:style-name="gr3" draw:text-style-name="P1" draw:layer="layout" svg:width="0.28cm" svg:height="0.097cm" svg:x="15.793cm" svg:y="1.846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3" draw:text-style-name="P1" draw:layer="layout" svg:width="0.186cm" svg:height="0.082cm" svg:x="16.265cm" svg:y="1.701cm" svg:viewBox="0 0 187 83" svg:d="M150 49c-6 6-20 18-20 25 0 5 4 9 8 9s6-3 8-5c5-7 15-19 34-28 2-2 7-3 7-9 0-4-3-6-6-9-9-6-14-13-18-24 0-3-2-8-8-8s-9 5-9 8 4 16 11 24c-47 0-95 0-143 0-7 0-14 0-14 9 0 8 7 8 14 8 46 0 91 0 136 0z">
              <text:p/>
            </draw:path>
            <draw:path draw:style-name="gr3" draw:text-style-name="P1" draw:layer="layout" svg:width="0.192cm" svg:height="0.189cm" svg:x="16.231cm" svg:y="1.815cm" svg:viewBox="0 0 193 190" svg:d="M140 28c-7-16-19-28-38-28-49 0-102 62-102 123 0 40 24 67 56 67 9 0 30-1 56-31 2 17 18 31 38 31 14 0 24-9 31-23 7-15 12-40 12-41 0-5-3-5-5-5-4 0-4 2-6 8-7 28-14 52-32 52-11 0-12-11-12-20s0-12 5-31c5-18 6-21 9-37 6-20 11-40 16-60 2-10 2-11 2-13 0-7-4-12-12-12-9 0-16 10-18 20zM113 135c-1 9-1 9-9 16-18 24-34 30-46 30-22 0-28-23-28-40 0-20 13-72 24-92 12-24 31-39 48-39 28 0 34 34 34 37 0 2-2 4-2 7-7 27-14 54-21 81z">
              <text:p/>
            </draw:path>
            <draw:path draw:style-name="gr3" draw:text-style-name="P1" draw:layer="layout" svg:width="0.203cm" svg:height="0.201cm" svg:x="16.592cm" svg:y="1.795cm" svg:viewBox="0 0 204 202" svg:d="M102 90c-28-28-56-56-84-84-5-5-6-6-10-6-3 0-8 4-8 8 0 3 1 4 6 9 28 28 56 56 84 83-28 29-56 57-84 85-5 5-6 6-6 9 0 5 5 8 8 8 4 0 5-1 10-6 28-28 56-56 84-84 29 30 58 59 88 88 2 1 3 2 6 2 4 0 8-3 8-8 0-1 0-3-1-5 0-1-67-67-89-89 26-25 52-51 78-76 1-2 8-7 10-11 1 0 2-2 2-5 0-4-4-8-8-8s-5 1-10 6c-28 28-56 56-84 84z">
              <text:p/>
            </draw:path>
            <draw:path draw:style-name="gr3" draw:text-style-name="P1" draw:layer="layout" svg:width="0.186cm" svg:height="0.082cm" svg:x="16.981cm" svg:y="1.59cm" svg:viewBox="0 0 187 83" svg:d="M150 50c-6 5-19 17-19 24 0 5 3 9 8 9 4 0 6-3 7-5 6-6 16-18 34-28 2-1 7-3 7-8s-2-7-6-9c-9-7-14-14-17-23-1-4-2-10-8-10s-8 6-8 8c0 3 2 16 9 25-47 0-94 0-141 0-8 0-16 0-16 9 0 8 8 8 16 8 44 0 89 0 134 0z">
              <text:p/>
            </draw:path>
            <draw:path draw:style-name="gr3" draw:text-style-name="P1" draw:layer="layout" svg:width="0.155cm" svg:height="0.294cm" svg:x="16.971cm" svg:y="1.71cm" svg:viewBox="0 0 156 295" svg:d="M82 4c-2-2 0-4-6-4-10 0-40 2-51 4-3 0-8 1-8 8 0 5 3 5 9 5 21 0 22 3 22 7s-4 18-6 26c-12 46-23 91-35 137-5 21-7 28-7 43 0 39 23 65 54 65 50 0 102-62 102-123 0-38-23-67-56-67-20 0-38 12-50 25 11-42 21-84 32-126zM42 163c2-10 2-10 6-15 20-27 40-33 50-33 16 0 27 12 27 39 0 24-13 73-21 89-14 28-33 43-50 43-14 0-28-11-28-42 0-8 0-16 6-43 4-13 7-26 10-38z">
              <text:p/>
            </draw:path>
          </draw:g>
        </draw:g>
        <draw:line draw:style-name="gr10" draw:text-style-name="P3" draw:layer="layout" svg:x1="13.75cm" svg:y1="3.001cm" svg:x2="13.75cm" svg:y2="0.501cm">
          <text:p/>
        </draw:line>
        <draw:g draw:style-name="gr1">
          <svg:title>TexMaths</svg:title>
          <svg:desc>12§latex§$\vec{F}_{A}$§svg§600§TRUE§</svg:desc>
          <draw:g draw:style-name="gr2">
            <draw:path draw:style-name="gr3" draw:text-style-name="P1" draw:layer="layout" svg:width="0.185cm" svg:height="0.083cm" svg:x="15.526cm" svg:y="0.892cm" svg:viewBox="0 0 186 84" svg:d="M150 50c-6 5-21 17-21 25 0 4 5 9 9 9 3 0 6-4 8-6 5-6 14-18 34-28 2-1 6-3 6-8s-3-6-5-8c-10-6-15-15-18-24 0-4-3-10-9-10s-8 6-8 10c0 1 4 15 11 24-47 0-94 0-141 0-8 0-16 0-16 8s8 8 16 8c44 0 89 0 134 0z">
              <text:p/>
            </draw:path>
            <draw:path draw:style-name="gr3" draw:text-style-name="P1" draw:layer="layout" svg:width="0.297cm" svg:height="0.284cm" svg:x="15.404cm" svg:y="1.013cm" svg:viewBox="0 0 298 285" svg:d="M111 148c14 0 27 0 41 0 31 0 35 8 35 20 0 2 0 8-3 20-1 2-1 3-1 5 0 3 3 4 5 4 4 0 4-1 6-8 8-30 15-61 23-91 1-5 1-6 1-7s-1-5-5-5-5 3-6 10c-8 32-19 39-54 39-13 0-25 0-38 0 9-35 17-71 26-106 4-15 5-16 23-16s37 0 55 0c53 0 62 13 62 46 0 9 0 12-1 22-1 6-1 6-1 8s1 6 5 6c5 0 5-3 6-11 3-25 5-49 8-73 1-11-1-11-12-11-68 0-136 0-205 0-8 0-13 0-13 8 0 5 4 5 12 5 16 0 28 0 28 7 0 2 0 3-3 10-18 74-36 148-55 222-5 17-5 20-38 20-7 0-12 0-12 8 0 5 5 5 6 5 13 0 44-1 56-1 13 0 48 1 63 1 3 0 8 0 8-7 0-4-2-4-2-5-2-1-3-1-12-1s-11 0-22 0c-12-2-13-4-13-9 0-1 0-3 1-9 9-35 18-71 26-106z">
              <text:p/>
            </draw:path>
            <draw:path draw:style-name="gr3" draw:text-style-name="P1" draw:layer="layout" svg:width="0.22cm" svg:height="0.208cm" svg:x="15.675cm" svg:y="1.152cm" svg:viewBox="0 0 221 209" svg:d="M44 174c-10 16-20 23-37 25-3 0-7 0-7 6 0 3 2 4 5 4 7 0 17-1 25-1 10 0 21 1 30 1 1 0 6 0 6-7 0-3-4-3-5-3-2 0-13-2-13-9 0-3 2-9 5-12 7-12 15-24 22-36 28 0 56 0 84 0 3 17 5 33 7 49-1 3-2 8-20 8-4 0-7 0-7 6 0 1 1 4 5 4 8 0 28-1 37-1 6 0 13 0 18 0s11 1 17 1c3 0 5-2 5-6s-3-4-8-4c-17 0-18-3-19-10-8-60-17-120-25-181-1-6-1-8-7-8s-8 2-10 6c-36 56-72 112-108 168zM83 132c20-32 41-64 62-96 4 32 9 64 13 96-25 0-50 0-75 0z">
              <text:p/>
            </draw:path>
          </draw:g>
        </draw:g>
        <draw:frame draw:style-name="gr11" draw:text-style-name="P4" draw:layer="layout" svg:width="1.25cm" svg:height="0.725cm" svg:x="10.8cm" svg:y="8.651cm">
          <draw:text-box>
            <text:p><text:span text:style-name="T1">(b)</text:span></text:p>
          </draw:text-box>
        </draw:frame>
        <draw:g draw:style-name="gr1">
          <svg:title>TexMaths</svg:title>
          <svg:desc>12§latex§$\Delta\vec{\ell}$§svg§600§TRUE§</svg:desc>
          <draw:g draw:style-name="gr2">
            <draw:path draw:style-name="gr3" draw:text-style-name="P1" draw:layer="layout" svg:width="0.31cm" svg:height="0.3cm" svg:x="9.952cm" svg:y="4.301cm" svg:viewBox="0 0 311 301" svg:d="M167 7c-4-5-4-7-11-7s-8 2-11 7c-47 95-95 190-143 286-2 3-2 3-2 4 0 4 2 4 10 4 97 0 194 0 291 0 8 0 10 0 10-4 0-1 0-1-2-4-48-96-95-191-142-286zM142 42c38 75 76 151 114 227-76 0-152 0-227 0 37-76 75-152 113-227z">
              <text:p/>
            </draw:path>
            <draw:path draw:style-name="gr3" draw:text-style-name="P1" draw:layer="layout" svg:width="0.186cm" svg:height="0.083cm" svg:x="10.357cm" svg:y="4.191cm" svg:viewBox="0 0 187 84" svg:d="M150 50c-6 5-20 17-20 26 0 3 4 8 8 8 5 0 6-4 8-6 5-6 15-18 34-28 3-1 7-3 7-8s-3-6-6-8c-9-6-14-15-18-24 0-4-3-10-8-10s-9 6-9 10c0 1 4 14 11 24-47 0-94 0-141 0-8 0-16 0-16 8s8 8 16 8c44 0 89 0 134 0z">
              <text:p/>
            </draw:path>
            <draw:path draw:style-name="gr3" draw:text-style-name="P1" draw:layer="layout" svg:width="0.162cm" svg:height="0.3cm" svg:x="10.288cm" svg:y="4.306cm" svg:viewBox="0 0 163 301" svg:d="M2 254c-1 1-2 3-2 4 0 2 2 6 5 6 2 0 3-1 15-13 4-3 12-11 15-15 5 34 17 65 48 65 17 0 31-10 39-16 6-4 27-21 27-25 0-1-1-5-5-5-1 0-2 0-6 4-26 26-42 32-55 32-18 0-25-21-25-54 0-3 1-22 2-24 0-1 0-2 10-10 33-34 93-106 93-171 0-7 0-32-25-32-35 0-66 70-71 79-19 46-32 95-32 144-11 10-22 21-33 31zM62 195c0-4 18-98 42-147 12-23 21-40 34-40 15 0 15 16 15 23 0 70-71 143-91 164z">
              <text:p/>
            </draw:path>
          </draw:g>
        </draw:g>
        <draw:g draw:style-name="gr1">
          <svg:title>TexMaths</svg:title>
          <svg:desc>12§latex§$\vec{\ell}$§svg§600§TRUE§</svg:desc>
          <draw:g draw:style-name="gr2">
            <draw:path draw:style-name="gr3" draw:text-style-name="P1" draw:layer="layout" svg:width="0.184cm" svg:height="0.083cm" svg:x="10.322cm" svg:y="5.992cm" svg:viewBox="0 0 185 84" svg:d="M148 50c-6 5-20 17-20 25 0 4 4 9 8 9 5 0 6-4 8-6 5-6 15-18 34-28 2-1 7-3 7-8s-4-6-6-9c-10-5-14-14-17-23-1-4-3-10-8-10s-8 6-8 10c0 1 2 14 9 23-47 0-94 0-141 0-7 0-14 0-14 9 0 8 7 8 14 8 45 0 89 0 134 0z">
              <text:p/>
            </draw:path>
            <draw:path draw:style-name="gr3" draw:text-style-name="P1" draw:layer="layout" svg:width="0.161cm" svg:height="0.299cm" svg:x="10.253cm" svg:y="6.107cm" svg:viewBox="0 0 162 300" svg:d="M2 254c-1 1-2 2-2 3 0 3 2 6 5 6 2 0 3-1 15-13 4-2 12-11 16-14 3 33 15 64 46 64 17 0 31-9 41-15 5-5 25-22 25-25 0-2-1-5-5-5-1 0-2 0-6 3-26 27-42 33-53 33-20 0-27-22-27-54 0-4 1-23 3-24 1-1 1-2 9-11 34-33 93-105 93-170 0-7 0-32-25-32-34 0-65 69-69 79-20 45-33 94-33 143-11 11-22 21-33 32zM62 195c0-5 18-98 42-147 12-23 20-40 34-40s14 16 14 23c0 69-70 142-90 164z">
              <text:p/>
            </draw:path>
          </draw:g>
        </draw:g>
        <draw:line draw:style-name="gr10" draw:text-style-name="P3" draw:layer="layout" svg:x1="13.52cm" svg:y1="3.9cm" svg:x2="13.52cm" svg:y2="2cm">
          <text:p/>
        </draw:line>
        <draw:g draw:style-name="gr2">
          <draw:line draw:style-name="gr12" draw:text-style-name="P3" draw:layer="layout" svg:x1="11.1cm" svg:y1="8.151cm" svg:x2="15.9cm" svg:y2="6.651cm">
            <text:p/>
          </draw:line>
          <draw:line draw:style-name="gr12" draw:text-style-name="P3" draw:layer="layout" svg:x1="12.6cm" svg:y1="6.651cm" svg:x2="14.45cm" svg:y2="8.151cm">
            <text:p/>
          </draw:line>
        </draw:g>
        <draw:line draw:style-name="gr13" draw:text-style-name="P3" draw:layer="layout" svg:x1="10.8cm" svg:y1="8.15cm" svg:x2="12.45cm" svg:y2="6.5cm">
          <text:p/>
        </draw:line>
        <draw:g draw:style-name="gr1">
          <svg:title>TexMaths</svg:title>
          <svg:desc>12§latex§$\vec{a}$§svg§600§TRUE§</svg:desc>
          <draw:g draw:style-name="gr2">
            <draw:path draw:style-name="gr3" draw:text-style-name="P1" draw:layer="layout" svg:width="0.184cm" svg:height="0.082cm" svg:x="12.788cm" svg:y="8.595cm" svg:viewBox="0 0 185 83" svg:d="M148 50c-6 5-19 17-19 24 0 5 3 9 8 9 4 0 6-3 7-5 6-6 16-18 34-28 2-1 7-3 7-8s-3-7-6-8c-10-8-13-15-17-24-1-4-2-10-8-10s-9 6-9 8c0 3 4 16 10 26-47 0-94 0-141 0-7 0-14 0-14 8s7 8 14 8c45 0 89 0 134 0z">
              <text:p/>
            </draw:path>
            <draw:path draw:style-name="gr3" draw:text-style-name="P1" draw:layer="layout" svg:width="0.19cm" svg:height="0.189cm" svg:x="12.755cm" svg:y="8.709cm" svg:viewBox="0 0 191 190" svg:d="M139 28c-8-16-20-28-39-28-49 0-100 62-100 123 0 40 23 67 56 67 8 0 29-1 54-31 3 17 17 31 38 31 14 0 24-9 31-22 7-16 12-41 12-42 0-4-4-4-5-4-4 0-5 1-6 7-7 28-14 52-31 52-12 0-13-11-13-19 0-10 1-12 6-32 5-16 5-21 8-37 5-19 10-39 16-58 3-12 3-13 3-15 0-7-6-12-13-12-9 0-15 10-17 20zM112 135c-2 9-2 9-8 16-19 24-36 30-48 30-20 0-26-23-26-40 0-20 13-72 22-91 14-25 33-40 49-40 28 0 32 34 32 37 0 2 0 4-1 7-7 27-13 54-20 81z">
              <text:p/>
            </draw:path>
          </draw:g>
        </draw:g>
        <draw:g draw:style-name="gr2">
          <draw:line draw:style-name="gr12" draw:text-style-name="P3" draw:layer="layout" svg:x1="11.1cm" svg:y1="4.65cm" svg:x2="15.95cm" svg:y2="3.15cm">
            <text:p/>
          </draw:line>
          <draw:line draw:style-name="gr12" draw:text-style-name="P3" draw:layer="layout" svg:x1="12.6cm" svg:y1="3.15cm" svg:x2="14.45cm" svg:y2="4.65cm">
            <text:p/>
          </draw:line>
        </draw:g>
        <draw:line draw:style-name="gr7" draw:text-style-name="P3" draw:layer="layout" svg:x1="14.45cm" svg:y1="4.751cm" svg:x2="14.45cm" svg:y2="3.801cm">
          <text:p/>
        </draw:line>
        <draw:line draw:style-name="gr8" draw:text-style-name="P3" draw:layer="layout" svg:x1="15.95cm" svg:y1="3.251cm" svg:x2="15.95cm" svg:y2="2.301cm">
          <text:p/>
        </draw:line>
        <draw:line draw:style-name="gr16" draw:text-style-name="P3" draw:layer="layout" svg:x1="1.1cm" svg:y1="8.15cm" svg:x2="1.1cm" svg:y2="4.7cm">
          <text:p/>
        </draw:line>
        <draw:line draw:style-name="gr16" draw:text-style-name="P3" draw:layer="layout" svg:x1="10.8cm" svg:y1="8.15cm" svg:x2="10.8cm" svg:y2="4.7cm">
          <text:p/>
        </draw:line>
        <draw:line draw:style-name="gr16" draw:text-style-name="P3" draw:layer="layout" svg:x1="10.8cm" svg:y1="4.658cm" svg:x2="10.8cm" svg:y2="3.908cm">
          <text:p/>
        </draw:line>
        <draw:line draw:style-name="gr9" draw:text-style-name="P3" draw:layer="layout" svg:x1="13.85cm" svg:y1="1.85cm" svg:x2="15.35cm" svg:y2="1.3cm">
          <text:p/>
        </draw:line>
        <draw:line draw:style-name="gr9" draw:text-style-name="P3" draw:layer="layout" svg:x1="13.6cm" svg:y1="3.3cm" svg:x2="15.35cm" svg:y2="2.1cm">
          <text:p/>
        </draw:line>
        <draw:line draw:style-name="gr13" draw:text-style-name="P3" draw:layer="layout" svg:x1="11.093cm" svg:y1="8.4cm" svg:x2="14.443cm" svg:y2="8.4cm">
          <text:p/>
        </draw:line>
        <draw:g draw:style-name="gr1">
          <svg:title>TexMaths</svg:title>
          <svg:desc>12§latex§$\vec{b}$§svg§600§TRUE§</svg:desc>
          <draw:g draw:style-name="gr2">
            <draw:path draw:style-name="gr3" draw:text-style-name="P1" draw:layer="layout" svg:width="0.183cm" svg:height="0.082cm" svg:x="11.467cm" svg:y="6.797cm" svg:viewBox="0 0 184 83" svg:d="M148 50c-6 5-19 17-19 24 0 5 3 9 8 9 3 0 6-3 7-5 6-6 15-18 33-28 3-1 7-3 7-8s-2-7-5-9c-10-7-14-14-17-23-1-4-3-10-8-10-6 0-9 6-9 8 0 3 4 16 10 25-47 0-94 0-141 0-7 0-14 0-14 9 0 8 7 8 14 8 45 0 89 0 134 0z">
              <text:p/>
            </draw:path>
            <draw:path draw:style-name="gr3" draw:text-style-name="P1" draw:layer="layout" svg:width="0.153cm" svg:height="0.294cm" svg:x="11.457cm" svg:y="6.917cm" svg:viewBox="0 0 154 295" svg:d="M80 4c-2-2 0-4-5-4-10 0-40 2-51 4-4 0-9 1-9 8 0 5 4 5 11 5 20 0 20 3 20 7s-3 18-6 26c-11 46-22 91-33 137-6 21-7 28-7 43 0 39 23 65 52 65 50 0 102-62 102-123 0-38-23-67-56-67-19 0-36 12-49 25 10-42 20-84 31-126zM40 163c3-10 3-10 8-15 20-27 38-33 50-33 14 0 26 12 26 39 0 24-14 73-22 89-14 28-33 43-50 43-13 0-27-11-27-42 0-8 0-16 7-43 3-13 6-26 8-38z">
              <text:p/>
            </draw:path>
          </draw:g>
        </draw:g>
        <draw:line draw:style-name="gr13" draw:text-style-name="P3" draw:layer="layout" svg:x1="1.093cm" svg:y1="8.158cm" svg:x2="2.743cm" svg:y2="6.508cm">
          <text:p/>
        </draw:line>
        <draw:g draw:style-name="gr1">
          <svg:title>TexMaths</svg:title>
          <svg:desc>12§latex§$\vec{b}$§svg§600§TRUE§</svg:desc>
          <draw:g draw:style-name="gr2">
            <draw:path draw:style-name="gr3" draw:text-style-name="P1" draw:layer="layout" svg:width="0.183cm" svg:height="0.082cm" svg:x="2.06cm" svg:y="6.505cm" svg:viewBox="0 0 184 83" svg:d="M148 50c-6 5-19 17-19 24 0 5 3 9 8 9 3 0 6-3 7-5 6-6 15-18 33-28 3-1 7-3 7-8s-2-7-5-9c-10-7-14-14-17-23-1-4-3-10-8-10-6 0-9 6-9 8 0 3 4 16 10 25-47 0-94 0-141 0-7 0-14 0-14 9 0 8 7 8 14 8 45 0 89 0 134 0z">
              <text:p/>
            </draw:path>
            <draw:path draw:style-name="gr3" draw:text-style-name="P1" draw:layer="layout" svg:width="0.153cm" svg:height="0.294cm" svg:x="2.05cm" svg:y="6.625cm" svg:viewBox="0 0 154 295" svg:d="M80 4c-2-2 0-4-5-4-10 0-40 2-51 4-4 0-9 1-9 8 0 5 4 5 11 5 20 0 20 3 20 7s-3 18-6 26c-11 46-22 91-33 137-6 21-7 28-7 43 0 39 23 65 52 65 50 0 102-62 102-123 0-38-23-67-56-67-19 0-36 12-49 25 10-42 20-84 31-126zM40 163c3-10 3-10 8-15 20-27 38-33 50-33 14 0 26 12 26 39 0 24-14 73-22 89-14 28-33 43-50 43-13 0-27-11-27-42 0-8 0-16 7-43 3-13 6-26 8-38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9T19:47:16.737798139</dc:date>
    <meta:editing-duration>P2DT12H39M41S</meta:editing-duration>
    <meta:editing-cycles>99</meta:editing-cycles>
    <meta:generator>LibreOffice/24.2.5.2$Linux_X86_64 LibreOffice_project/420$Build-2</meta:generator>
    <meta:print-date>2024-09-19T08:31:02.296238406</meta:print-date>
    <meta:printed-by>PDF-Dateien</meta:printed-by>
    <meta:document-statistic meta:object-count="123"/>
  </office:meta>
</office:document-meta>
</file>